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WWNum3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0efade"/>
    </style:style>
    <style:style style:name="P2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0efade"/>
    </style:style>
    <style:style style:name="P3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0efade" officeooo:paragraph-rsid="000efade"/>
    </style:style>
    <style:style style:name="P4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20b0a" officeooo:paragraph-rsid="00120b0a"/>
    </style:style>
    <style:style style:name="P5" style:family="paragraph" style:parent-style-name="Text_20_body">
      <style:paragraph-properties fo:margin-left="0.617cm" fo:margin-right="0cm" fo:margin-top="0.028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347cb" officeooo:paragraph-rsid="001347cb"/>
    </style:style>
    <style:style style:name="T1" style:family="text">
      <style:text-properties officeooo:rsid="00120b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05757423" text:style-name="WWNum3">
        <text:list-header>
          <text:p text:style-name="P1">NAME-SHAUNAK CHANDRA</text:p>
          <text:p text:style-name="P1">ROLL-2005757</text:p>
          <text:p text:style-name="P1">BRANCH-CSE (SLOT-1)</text:p>
          <text:p text:style-name="P1"><text:a xlink:type="simple" xlink:href="https://github.com/Kingsky1t/OOP_Lab_2005757" text:style-name="Internet_20_link" text:visited-style-name="Visited_20_Internet_20_Link">https://github.com/Kingsky1t/OOP_Lab_2005757</text:a></text:p>
        </text:list-header>
      </text:list>
      <text:p text:style-name="P2"/>
      <text:p text:style-name="P2">1) WAP to find area of a circle, a rectangle and a triangle, using concept of function</text:p>
      <text:p text:style-name="P2">overloading. </text:p>
      <text:p text:style-name="P2">#include &lt;iostream&gt;</text:p>
      <text:p text:style-name="P2">#include &lt;math.h&gt;</text:p>
      <text:p text:style-name="P2">using namespace std;</text:p>
      <text:p text:style-name="P2">#define pi 3.14</text:p>
      <text:p text:style-name="P2"/>
      <text:p text:style-name="P2">float area(float r) {</text:p>
      <text:p text:style-name="P2"><text:tab/>return pi*r*r;</text:p>
      <text:p text:style-name="P2">}</text:p>
      <text:p text:style-name="P2"/>
      <text:p text:style-name="P2">int area(int b,int h) {</text:p>
      <text:p text:style-name="P2"><text:tab/>return b*h;</text:p>
      <text:p text:style-name="P2">}</text:p>
      <text:p text:style-name="P2"/>
      <text:p text:style-name="P2">float area(int a,int b,int c) {</text:p>
      <text:p text:style-name="P2"><text:tab/>float s=(a+b+c)/2.0;</text:p>
      <text:p text:style-name="P2"><text:tab/>return sqrt(s*(s-a)*(s-b)*(s-c));</text:p>
      <text:p text:style-name="P2">}</text:p>
      <text:p text:style-name="P2"/>
      <text:p text:style-name="P2">int main() {</text:p>
      <text:p text:style-name="P2"><text:tab/>int br,ht,a,b,c;</text:p>
      <text:p text:style-name="P2"><text:tab/>float r;</text:p>
      <text:p text:style-name="P2"><text:tab/>cout&lt;&lt;"enter the radius of circle:";</text:p>
      <text:p text:style-name="P2"><text:tab/>cin&gt;&gt;r;</text:p>
      <text:p text:style-name="P2"><text:tab/>cout&lt;&lt;"enter breadth and height of rectangle:";</text:p>
      <text:p text:style-name="P2"><text:tab/>cin&gt;&gt;br&gt;&gt;ht;</text:p>
      <text:p text:style-name="P2"><text:tab/>cout&lt;&lt;"enter the three sides of triangle:";</text:p>
      <text:p text:style-name="P2"><text:tab/>cin&gt;&gt;a&gt;&gt;b&gt;&gt;c;</text:p>
      <text:p text:style-name="P2"><text:tab/>cout&lt;&lt;"area of circle:"&lt;&lt;area(r)&lt;&lt;endl;</text:p>
      <text:p text:style-name="P2"><text:tab/>cout&lt;&lt;"area of rectangle:"&lt;&lt;area(br,ht)&lt;&lt;endl;</text:p>
      <text:p text:style-name="P2"><text:tab/>cout&lt;&lt;"area of triangle:"&lt;&lt;area(a,b,c)&lt;&lt;endl;</text:p>
      <text:p text:style-name="P2">}</text:p>
      <text:p text:style-name="P3">OUTPUT:</text:p>
      <text:p text:style-name="P3">enter the radius of circle:3.5</text:p>
      <text:p text:style-name="P3">enter breadth and height of rectangle:3 4</text:p>
      <text:p text:style-name="P3">enter the three sides of triangle:12 5 13</text:p>
      <text:p text:style-name="P3">area of circle:38.465</text:p>
      <text:p text:style-name="P3">area of rectangle:12</text:p>
      <text:p text:style-name="P3">area of triangle:30</text:p>
      <text:p text:style-name="P2"/>
      <text:p text:style-name="P2"/>
      <text:p text:style-name="P2"/>
      <text:p text:style-name="P2"/>
      <text:p text:style-name="P2"><text:soft-page-break/>2) <text:s/>WAP to find volume of a sphere, a cylinder and a cuboid, using function overloading.</text:p>
      <text:p text:style-name="P2">#include &lt;iostream&gt;</text:p>
      <text:p text:style-name="P2">using namespace std;</text:p>
      <text:p text:style-name="P2">#define pi 3.14</text:p>
      <text:p text:style-name="P2"/>
      <text:p text:style-name="P2">float vol(float r) {</text:p>
      <text:p text:style-name="P2"><text:tab/>return (4*pi*r*r)/3;</text:p>
      <text:p text:style-name="P2">}</text:p>
      <text:p text:style-name="P2"/>
      <text:p text:style-name="P2">float vol(int r,int h) {</text:p>
      <text:p text:style-name="P2"><text:tab/>return pi*r*r*h;</text:p>
      <text:p text:style-name="P2">}</text:p>
      <text:p text:style-name="P2"/>
      <text:p text:style-name="P2">int vol(int s) {</text:p>
      <text:p text:style-name="P2"><text:tab/>return s*s*s;</text:p>
      <text:p text:style-name="P2">}</text:p>
      <text:p text:style-name="P2"/>
      <text:p text:style-name="P2">int main() {</text:p>
      <text:p text:style-name="P2"><text:tab/>int rd,ht,s;</text:p>
      <text:p text:style-name="P2"><text:tab/>float r;</text:p>
      <text:p text:style-name="P2"><text:tab/>cout&lt;&lt;"enter the radius of circle:";</text:p>
      <text:p text:style-name="P2"><text:tab/>cin&gt;&gt;r;</text:p>
      <text:p text:style-name="P2"><text:tab/>cout&lt;&lt;"enter radius and height of cylinder:";</text:p>
      <text:p text:style-name="P2"><text:tab/>cin&gt;&gt;rd&gt;&gt;ht;</text:p>
      <text:p text:style-name="P2"><text:tab/>cout&lt;&lt;"enter the side of cuboid:";</text:p>
      <text:p text:style-name="P2"><text:tab/>cin&gt;&gt;s;</text:p>
      <text:p text:style-name="P2"><text:tab/>cout&lt;&lt;"volume of circle:"&lt;&lt;vol(r)&lt;&lt;endl;</text:p>
      <text:p text:style-name="P2"><text:tab/>cout&lt;&lt;"volume of cylinder:"&lt;&lt;vol(rd,ht)&lt;&lt;endl;</text:p>
      <text:p text:style-name="P2"><text:tab/>cout&lt;&lt;"volume of cuboid:"&lt;&lt;vol(s)&lt;&lt;endl;</text:p>
      <text:p text:style-name="P2">}</text:p>
      <text:p text:style-name="P3">OUTPUT:</text:p>
      <text:p text:style-name="P3">enter the radius of circle:12</text:p>
      <text:p text:style-name="P3">enter radius and height of cylinder:5 8</text:p>
      <text:p text:style-name="P3">enter the side of cuboid:3</text:p>
      <text:p text:style-name="P3">volume of circle:602.88</text:p>
      <text:p text:style-name="P3">volume of cylinder:628</text:p>
      <text:p text:style-name="P3">volume of cuboid:2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3) WAP which displays a given character, n number of times, using a function. When the n</text:p>
      <text:p text:style-name="P2">value is not provided, it should print the given character 80 times. When both the</text:p>
      <text:p text:style-name="P2">character and n value is not provided, it should print ‘*’ character 80 times. </text:p>
      <text:p text:style-name="P2">[Write the above program in two ways:-</text:p>
      <text:p text:style-name="P2">-using function overloading. -using default arguments.]</text:p>
      <text:p text:style-name="P2">#include &lt;iostream&gt;</text:p>
      <text:p text:style-name="P2">using namespace std;</text:p>
      <text:p text:style-name="P2"/>
      <text:p text:style-name="P2">void display(char c='*',int n=80) {</text:p>
      <text:p text:style-name="P2"><text:tab/>for(int i=1;i&lt;<text:span text:style-name="T1">=</text:span>n;i++) {</text:p>
      <text:p text:style-name="P2"><text:tab/><text:tab/>cout&lt;&lt;c;</text:p>
      <text:p text:style-name="P2"><text:tab/>}</text:p>
      <text:p text:style-name="P2">}</text:p>
      <text:p text:style-name="P2"/>
      <text:p text:style-name="P2">int main() {</text:p>
      <text:p text:style-name="P2"><text:tab/>cout&lt;&lt;"enter 1 for entering character and number"&lt;&lt;endl;</text:p>
      <text:p text:style-name="P2"><text:tab/>cout&lt;&lt;"enter 2 for entering character "&lt;&lt;endl;</text:p>
      <text:p text:style-name="P2"><text:tab/>cout&lt;&lt;"enter 3 for entering nothing"&lt;&lt;endl;</text:p>
      <text:p text:style-name="P2"><text:tab/>int ch,n;</text:p>
      <text:p text:style-name="P2"><text:tab/>char c;</text:p>
      <text:p text:style-name="P2"><text:tab/>cin&gt;&gt;ch;</text:p>
      <text:p text:style-name="P2"><text:tab/>switch(ch) {</text:p>
      <text:p text:style-name="P2"><text:tab/><text:tab/>case 1:cout&lt;&lt;"enter character and number:";</text:p>
      <text:p text:style-name="P2"><text:tab/><text:tab/>cin&gt;&gt;c&gt;&gt;n;</text:p>
      <text:p text:style-name="P2"><text:tab/><text:tab/>display(c,n);</text:p>
      <text:p text:style-name="P2"><text:tab/><text:tab/>break;</text:p>
      <text:p text:style-name="P2"><text:tab/><text:tab/>case 2:cout&lt;&lt;"enter character:";</text:p>
      <text:p text:style-name="P2"><text:tab/><text:tab/>cin&gt;&gt;c;</text:p>
      <text:p text:style-name="P2"><text:tab/><text:tab/>display(c);</text:p>
      <text:p text:style-name="P2"><text:tab/><text:tab/>break;</text:p>
      <text:p text:style-name="P2"><text:tab/><text:tab/>case 3:display();</text:p>
      <text:p text:style-name="P2"><text:tab/><text:tab/>break;</text:p>
      <text:p text:style-name="P2"><text:tab/><text:tab/>default:cout&lt;&lt;"wrong choice";</text:p>
      <text:p text:style-name="P2"><text:tab/>}</text:p>
      <text:p text:style-name="P2">}</text:p>
      <text:p text:style-name="P4">OUTPUT:</text:p>
      <text:p text:style-name="P4">enter 1 for entering character and number</text:p>
      <text:p text:style-name="P4">enter 2 for entering character </text:p>
      <text:p text:style-name="P4">enter 3 for entering nothing</text:p>
      <text:p text:style-name="P4">1</text:p>
      <text:p text:style-name="P4">enter character and number:$ 20</text:p>
      <text:p text:style-name="P4">$$$$$$$$$$$$$$$$$$$$</text:p>
      <text:p text:style-name="P4"/>
      <text:p text:style-name="P4">enter 1 for entering character and number</text:p>
      <text:p text:style-name="P4">enter 2 for entering character </text:p>
      <text:p text:style-name="P4">enter 3 for entering nothing</text:p>
      <text:p text:style-name="P4">2</text:p>
      <text:p text:style-name="P4">enter character:%</text:p>
      <text:p text:style-name="P4">%%%%%%%%%%%%%%%%%%%%%%%%%%%%%%%%%%%%%%%%%%%%%%%%%%%%%%%%%%%%%%%%%%%%%%%%%%%%%%%%</text:p>
      <text:p text:style-name="P4"><text:soft-page-break/></text:p>
      <text:p text:style-name="P4">enter 1 for entering character and number</text:p>
      <text:p text:style-name="P4">enter 2 for entering character </text:p>
      <text:p text:style-name="P4">enter 3 for entering nothing</text:p>
      <text:p text:style-name="P4">3</text:p>
      <text:p text:style-name="P4">********************************************************************************</text:p>
      <text:p text:style-name="P4"/>
      <text:p text:style-name="P2">4) WAP to find square and cube of a number using inline function.</text:p>
      <text:p text:style-name="P2">#include &lt;iostream&gt;</text:p>
      <text:p text:style-name="P2">using namespace std;</text:p>
      <text:p text:style-name="P2"/>
      <text:p text:style-name="P2">inline int square(int n) {</text:p>
      <text:p text:style-name="P2"><text:tab/>return n*n;</text:p>
      <text:p text:style-name="P2">}</text:p>
      <text:p text:style-name="P2"/>
      <text:p text:style-name="P2">inline int cube(int n) {</text:p>
      <text:p text:style-name="P2"><text:tab/>return n*n*n;</text:p>
      <text:p text:style-name="P2">}</text:p>
      <text:p text:style-name="P2"/>
      <text:p text:style-name="P2">int main() {</text:p>
      <text:p text:style-name="P2"><text:tab/>int n;</text:p>
      <text:p text:style-name="P2"><text:tab/>cout&lt;&lt;"enter the value of n:";</text:p>
      <text:p text:style-name="P2"><text:tab/>cin&gt;&gt;n;</text:p>
      <text:p text:style-name="P2"><text:tab/>cout&lt;&lt;"square="&lt;&lt;square(n)&lt;&lt;endl;</text:p>
      <text:p text:style-name="P2"><text:tab/>cout&lt;&lt;"cube="&lt;&lt;cube(n)&lt;&lt;endl;</text:p>
      <text:p text:style-name="P2">}</text:p>
      <text:p text:style-name="P4">OUTPUT:</text:p>
      <text:p text:style-name="P4">enter the value of n:11</text:p>
      <text:p text:style-name="P4">square=121</text:p>
      <text:p text:style-name="P4">cube=133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5) WAP to swap two variables using pass by reference.</text:p>
      <text:p text:style-name="P2">#include &lt;iostream&gt;</text:p>
      <text:p text:style-name="P2">using namespace std;</text:p>
      <text:p text:style-name="P2"/>
      <text:p text:style-name="P2">void swap(int &amp;x,int &amp;y) {</text:p>
      <text:p text:style-name="P2"><text:tab/>int temp=x;</text:p>
      <text:p text:style-name="P2"><text:tab/>x=y;</text:p>
      <text:p text:style-name="P2"><text:tab/>y=temp;</text:p>
      <text:p text:style-name="P2">}</text:p>
      <text:p text:style-name="P2"/>
      <text:p text:style-name="P2">int main() {</text:p>
      <text:p text:style-name="P2"><text:tab/>int fnum,lnum;</text:p>
      <text:p text:style-name="P2"><text:tab/>cout&lt;&lt;"enter the two numbers:";</text:p>
      <text:p text:style-name="P2"><text:tab/>cin&gt;&gt;fnum&gt;&gt;lnum;</text:p>
      <text:p text:style-name="P2"><text:tab/>swap(fnum,lnum);</text:p>
      <text:p text:style-name="P2"><text:tab/>cout&lt;&lt;"the numbers after swap are "&lt;&lt;fnum&lt;&lt;" and "&lt;&lt;lnum;</text:p>
      <text:p text:style-name="P2">}</text:p>
      <text:p text:style-name="P5">OUTPUT:</text:p>
      <text:p text:style-name="P5">enter the two numbers:1 2</text:p>
      <text:p text:style-name="P5">the numbers after swap are 2 and 1</text:p>
      <text:p text:style-name="P5"/>
      <text:p text:style-name="P2">6)WAP to swap the data members in two objects, using pass by reference for objects.</text:p>
      <text:p text:style-name="P2">#include &lt;iostream&gt;</text:p>
      <text:p text:style-name="P2">using namespace std;</text:p>
      <text:p text:style-name="P2"/>
      <text:p text:style-name="P2">class change {</text:p>
      <text:p text:style-name="P2"><text:tab/>public:</text:p>
      <text:p text:style-name="P2"><text:tab/>int a;<text:tab/></text:p>
      <text:p text:style-name="P2">};</text:p>
      <text:p text:style-name="P2">void swap(int &amp;x,int &amp;y) {</text:p>
      <text:p text:style-name="P2"><text:tab/><text:tab/>int temp=x;</text:p>
      <text:p text:style-name="P2"><text:tab/><text:tab/>x=y;</text:p>
      <text:p text:style-name="P2"><text:tab/><text:tab/>y=temp;</text:p>
      <text:p text:style-name="P2"><text:tab/>}</text:p>
      <text:p text:style-name="P2"/>
      <text:p text:style-name="P2">int main() {</text:p>
      <text:p text:style-name="P2"><text:tab/>change obj1,obj2;</text:p>
      <text:p text:style-name="P2"><text:tab/>cout&lt;&lt;"enter the two numbers:";</text:p>
      <text:p text:style-name="P2"><text:tab/>cin&gt;&gt;obj1.a&gt;&gt;obj2.a;</text:p>
      <text:p text:style-name="P2"><text:tab/>swap(obj1.a,obj2.a);</text:p>
      <text:p text:style-name="P2"><text:tab/>cout&lt;&lt;"the numbers after swap are "&lt;&lt;obj1.a&lt;&lt;" and "&lt;&lt;obj2.a;</text:p>
      <text:p text:style-name="P2">}</text:p>
      <text:p text:style-name="P5">OUTPUT:</text:p>
      <text:p text:style-name="P5">enter the two numbers:1 2</text:p>
      <text:p text:style-name="P5">the numbers after swap are 2 and 1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3" style:display-name="ListLabel 3" style:family="text">
      <style:text-properties fo:color="#3b4854" fo:font-size="10.5pt" fo:letter-spacing="-0.044cm" style:font-name-asian="Arial" style:font-family-asian="Arial" style:font-family-generic-asian="system" style:font-pitch-asian="variable" style:font-size-asian="10.5pt" style:font-size-complex="10.5pt" style:text-scale="16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3" style:num-format="i">
        <style:list-level-properties text:list-level-position-and-space-mode="label-alignment">
          <style:list-level-label-alignment text:label-followed-by="listtab" fo:text-indent="-0.282cm" fo:margin-left="0.194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82cm" fo:margin-left="3.01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82cm" fo:margin-left="4.40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82cm" fo:margin-left="5.794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82cm" fo:margin-left="7.18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82cm" fo:margin-left="8.5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82cm" fo:margin-left="9.9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82cm" fo:margin-left="11.35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82cm" fo:margin-left="12.7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21:56:06.657128958</meta:creation-date>
    <dc:date>2021-08-16T22:40:10.446527764</dc:date>
    <meta:editing-duration>PT12M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184" meta:word-count="611" meta:character-count="4228" meta:non-whitespace-character-count="3702"/>
  </office:meta>
</office:document-meta>
</file>